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9.719cm" svg:y="0.476cm" svg:width="8.334cm" draw:z-index="0"><draw:text-box fo:min-height="4.831cm"><text:p text:style-name="P7">SERVICE MEDICAL INTERENTREPRISE</text:p><text:p text:style-name="P7">2 rue Danton – Normandie</text:p><text:p text:style-name="P7">98800 NOUMEA</text:p></draw:text-box></draw:frame><text:text-input text:description="&lt;setLang(user.lang or 'fr_FR')&gt;">&lt;setLang(user.lang or 'fr_FR')&gt;</text:text-input></text:p>
      <text:p text:style-name="P4"/>
      <text:h text:style-name="Heading_20_1" text:outline-level="1">FACTURATION SMIT</text:h>
      <text:p text:style-name="P5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e SMI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 and formatLang(line.invoice_id.date_invoice,date=True) or ''&gt;">&lt;line.invoice_id.date_invoice and formatLang(line.invoice_id.date_invoic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grouping=True,digits=0)&gt;">&lt;formatLang(line.price_subtotal,grouping=True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Total :</text:p>
          </table:table-cell>
          <table:covered-table-cell/>
          <table:table-cell table:style-name="Tableau1.G8" office:value-type="string">
            <text:p text:style-name="P3"><text:text-input text:description="&lt;formatLang(subtotal(),digits=0,grouping=True)&gt;">&lt;formatLang(sub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6T15:47:47</dc:date>
    <meta:editing-duration>PT6H55M43S</meta:editing-duration>
    <meta:editing-cycles>118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3" meta:word-count="68" meta:character-count="584" meta:non-whitespace-character-count="537"/>
  </office:meta>
</office:document-meta>
</file>